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671cm" fo:min-width="5.97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306cm" fo:min-width="5.8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925cm" fo:min-width="5.469cm"/>
      <style:paragraph-properties style:writing-mode="lr-tb"/>
    </style:style>
    <style:style style:name="gr4" style:family="graphic" style:parent-style-name="standard">
      <style:graphic-properties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417cm" fo:min-width="5.469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909cm" fo:min-width="2.929cm"/>
      <style:paragraph-properties style:writing-mode="lr-tb"/>
    </style:style>
    <style:style style:name="co1" style:family="table-column">
      <style:table-column-properties style:column-width="7.32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1cm" style:use-optimal-row-height="false"/>
    </style:style>
    <style:style style:name="ro3" style:family="table-row">
      <style:table-row-properties style:row-height="1.945cm" style:use-optimal-row-height="false"/>
    </style:style>
    <style:style style:name="ro4" style:family="table-row">
      <style:table-row-properties style:row-height="1.657cm" style:use-optimal-row-height="false"/>
    </style:style>
    <style:style style:name="ce1" style:family="table-cell">
      <loext:graphic-properties draw:textarea-vertical-align="middle"/>
      <style:paragraph-properties fo:text-align="center"/>
    </style:style>
    <style:style style:name="ce2" style:family="table-cell">
      <loext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477cm" svg:height="2.921cm" svg:x="3.159cm" svg:y="3.794cm">
          <text:p text:style-name="P1">Pomodoro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35cm" svg:height="3.556cm" svg:x="13.573cm" svg:y="11.287cm">
          <text:p text:style-name="P1">Coun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5.969cm" svg:height="3.175cm" svg:x="1cm" svg:y="11.287cm">
          <text:p text:style-name="P1">Memory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9.636cm" svg:y1="5.254cm" svg:x2="16.748cm" svg:y2="11.287cm" draw:start-shape="id1" draw:start-glue-point="1" draw:end-shape="id2" draw:end-glue-point="0" svg:d="M9636 5254h7112v6033" svg:viewBox="0 0 7113 6034">
          <text:p text:style-name="P2">Starts/Stops</text:p>
        </draw:connector>
        <draw:connector draw:style-name="gr4" draw:text-style-name="P1" draw:layer="layout" svg:x1="3.159cm" svg:y1="5.254cm" svg:x2="3.984cm" svg:y2="11.287cm" draw:start-shape="id1" draw:start-glue-point="3" draw:end-shape="id3" draw:end-glue-point="0" svg:d="M3159 5254h-502v3746h1327v2287" svg:viewBox="0 0 1328 6034">
          <text:p text:style-name="P2">Records</text:p>
        </draw:connector>
        <draw:custom-shape draw:style-name="gr5" draw:text-style-name="P1" xml:id="id4" draw:id="id4" draw:layer="layout" svg:width="5.969cm" svg:height="2.667cm" svg:x="11.414cm" svg:y="19.542cm">
          <text:p text:style-name="P1">Time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6.477cm" svg:height="2.921cm" svg:x="2.143cm" svg:y="24.876cm">
          <text:p text:style-name="P1">Date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6.748cm" svg:y1="14.843cm" svg:x2="14.398cm" svg:y2="19.542cm" draw:start-shape="id2" draw:start-glue-point="2" draw:end-shape="id4" draw:end-glue-point="0" svg:d="M16748 14843v2349h-2350v2350" svg:viewBox="0 0 2351 4700">
          <text:p text:style-name="P2">Counts</text:p>
        </draw:connector>
        <draw:connector draw:style-name="gr4" draw:text-style-name="P1" draw:layer="layout" svg:x1="3.984cm" svg:y1="14.462cm" svg:x2="5.381cm" svg:y2="24.876cm" draw:start-shape="id3" draw:start-glue-point="2" draw:end-shape="id5" draw:end-glue-point="0" svg:d="M3984 14462v5206h1397v5208" svg:viewBox="0 0 1398 10415">
          <text:p text:style-name="P2">Records</text:p>
        </draw:connector>
        <draw:connector draw:style-name="gr6" draw:text-style-name="P2" draw:layer="layout" svg:x1="3.984cm" svg:y1="14.462cm" svg:x2="14.398cm" svg:y2="19.542cm" draw:start-shape="id3" draw:start-glue-point="2" draw:end-shape="id4" draw:end-glue-point="0" svg:d="M3984 14462v2539h10414v2541" svg:viewBox="0 0 10415 5081">
          <text:p/>
        </draw:connector>
        <draw:custom-shape draw:style-name="gr7" draw:text-style-name="P1" xml:id="id6" draw:id="id6" draw:layer="layout" svg:width="3.429cm" svg:height="2.159cm" svg:x="14.335cm" svg:y="1.635cm">
          <text:p text:style-name="P1">GUI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14.335cm" svg:y1="2.714cm" svg:x2="6.397cm" svg:y2="3.794cm" draw:start-shape="id6" draw:start-glue-point="3" draw:end-shape="id1" draw:end-glue-point="0" svg:d="M14335 2714h-7938v1080" svg:viewBox="0 0 7939 1081">
          <text:p text:style-name="P2">Starts</text:p>
        </draw:connector>
      </draw:page>
      <draw:page draw:name="page2" draw:style-name="dp1" draw:master-page-name="Default">
        <draw:frame draw:style-name="standard" draw:layer="layout" svg:width="7.324cm" svg:height="5.998cm" svg:x="2.09cm" svg:y="3.6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Pomodoro</text:p>
              </table:table-cell>
            </table:table-row>
            <table:table-row table:style-name="ro1">
              <table:table-cell table:style-name="ce2">
                <text:p>productionTime: int</text:p>
                <text:p>DistractionTime: int</text:p>
              </table:table-cell>
            </table:table-row>
            <table:table-row table:style-name="ro2">
              <table:table-cell table:style-name="gray1">
                <text:p>JumpToDistraction()</text:p>
                <text:p>Extend()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24cm" svg:height="5.998cm" svg:x="1.938cm" svg:y="11.721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Memory</text:p>
              </table:table-cell>
            </table:table-row>
            <table:table-row table:style-name="ro1">
              <table:table-cell table:style-name="ce2">
                <text:p>Activity: String</text:p>
                <text:p/>
              </table:table-cell>
            </table:table-row>
            <table:table-row table:style-name="ro2">
              <table:table-cell table:style-name="gray1">
                <text:p>AskActivity()</text:p>
                <text:p>Record()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24cm" svg:height="5.944cm" svg:x="11.692cm" svg:y="11.834cm">
          <table:table table:template-name="default" table:use-first-row-styles="true" table:use-banding-rows-styles="true">
            <table:table-column table:style-name="co1"/>
            <table:table-row table:style-name="ro3">
              <table:table-cell table:style-name="ce1">
                <text:p text:style-name="P2">Counter</text:p>
              </table:table-cell>
            </table:table-row>
            <table:table-row table:style-name="ro1">
              <table:table-cell table:style-name="ce2">
                <text:p>duration: int</text:p>
              </table:table-cell>
            </table:table-row>
            <table:table-row table:style-name="ro2">
              <table:table-cell table:style-name="gray1">
                <text:p>Start()</text:p>
                <text:p>Ring()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324cm" svg:height="6.051cm" svg:x="2.127cm" svg:y="19.85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2">Time</text:p>
              </table:table-cell>
            </table:table-row>
            <table:table-row table:style-name="ro1">
              <table:table-cell table:style-name="ce2">
                <text:p>Hours: int</text:p>
                <text:p>Minutes: int</text:p>
                <text:p>Seconds: int</text:p>
              </table:table-cell>
            </table:table-row>
            <table:table-row table:style-name="ro2">
              <table:table-cell table:style-name="gray1"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7.324cm" svg:height="6.051cm" svg:x="11.177cm" svg:y="20.193cm">
          <table:table table:template-name="default" table:use-first-row-styles="true" table:use-banding-rows-styles="true">
            <table:table-column table:style-name="co1"/>
            <table:table-row table:style-name="ro4">
              <table:table-cell table:style-name="ce1">
                <text:p text:style-name="P2">Date</text:p>
              </table:table-cell>
            </table:table-row>
            <table:table-row table:style-name="ro1">
              <table:table-cell table:style-name="ce2">
                <text:p>Day: int</text:p>
                <text:p>Month: int</text:p>
                <text:p>Year: int</text:p>
              </table:table-cell>
            </table:table-row>
            <table:table-row table:style-name="ro2">
              <table:table-cell table:style-name="gray1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7.324cm" svg:height="7.815cm" svg:x="11.898cm" svg:y="3.765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2">Gui</text:p>
              </table:table-cell>
            </table:table-row>
            <table:table-row table:style-name="ro1">
              <table:table-cell table:style-name="ce2">
                <text:p>Pomodoro: Pomodoro</text:p>
                <text:p>Thecounter: Counter</text:p>
                <text:p>Ventana: Tk</text:p>
                <text:p>Boton1: Button</text:p>
                <text:p>Timer: Label</text:p>
              </table:table-cell>
            </table:table-row>
            <table:table-row table:style-name="ro2">
              <table:table-cell table:style-name="gray1">
                <text:p>UpdateTimer()</text:p>
                <text:p>Start()</text:p>
              </table:table-cell>
            </table:table-row>
          </table:table>
          <draw:image xlink:href="Pictures/TablePreview6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0T10:43:00.423285633</meta:creation-date>
    <dc:date>2021-11-16T10:50:24.048106524</dc:date>
    <meta:editing-duration>PT1H17M32S</meta:editing-duration>
    <meta:editing-cycles>6</meta:editing-cycles>
    <meta:generator>LibreOffice/6.4.7.2$Linux_X86_64 LibreOffice_project/40$Build-2</meta:generator>
    <meta:document-statistic meta:object-count="18"/>
  </office:meta>
</office:document-meta>
</file>